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text-properties officeooo:rsid="0dde9a1c" officeooo:paragraph-rsid="10899d0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fe28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officeooo:rsid="0673d7fc"/>
    </style:style>
    <style:style style:name="T27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9" style:family="text">
      <style:text-properties style:text-line-through-style="none" style:text-line-through-type="none" style:font-name="Liberation Sans" style:text-underline-style="none" officeooo:rsid="0b0f3a36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language="en" fo:country="GB"/>
    </style:style>
    <style:style style:name="T28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4" style:family="text">
      <style:text-properties fo:language="en" fo:country="GB" officeooo:rsid="0f28d107"/>
    </style:style>
    <style:style style:name="T28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language="en" fo:country="GB" officeooo:rsid="0fed6741"/>
    </style:style>
    <style:style style:name="T287" style:family="text">
      <style:text-properties style:font-name="Liberation Mono" fo:font-size="11pt" style:font-size-asian="11pt" style:font-size-complex="11pt"/>
    </style:style>
    <style:style style:name="T288" style:family="text">
      <style:text-properties style:font-name="Liberation Mono" fo:font-size="8pt" style:font-size-asian="8pt" style:font-size-complex="8pt" loext:padding="0.049cm" loext:border="0.31pt solid #000000"/>
    </style:style>
    <style:style style:name="T28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90" style:family="text">
      <style:text-properties officeooo:rsid="102b859b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officeooo:rsid="1035cc54" style:font-weight-asian="bold" style:font-weight-complex="bold"/>
    </style:style>
    <style:style style:name="T293" style:family="text">
      <style:text-properties fo:font-weight="bold" officeooo:rsid="103b85c2" style:font-weight-asian="bold" style:font-weight-complex="bold"/>
    </style:style>
    <style:style style:name="T294" style:family="text">
      <style:text-properties officeooo:rsid="1035cc54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72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T210"><text:s/></text:span><text:span text:style-name="T213">LTS</text:span><text:span text:style-name="T211"><text:note text:id="ftn1" text:note-class="footnote"><text:note-citation>1</text:note-citation><text:note-body><text:p text:style-name="P37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13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T198"> </text:span><text:span text:style-name="T207"><text:user-field-get text:name="Edition">Desktop</text:user-field-get></text:span><text:span text:style-name="T198"><text:s/>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2"> </text:span><text:span text:style-name="T212"><text:user-field-get text:name="Edition">Desktop</text:user-field-get></text:span><text:span text:style-name="T216">.</text:span></text:p>
      <text:p text:style-name="P53"><text:span text:style-name="Strong_20_Emphasis"><text:span text:style-name="T106"/></text:span></text:p>
      <text:p text:style-name="P53"><text:span text:style-name="Strong_20_Emphasis"><text:span text:style-name="T268">This is a fillable PDF, no printing required.</text:span></text:span></text:p>
      <text:p text:style-name="P57"><text:span text:style-name="Strong_20_Emphasis"><text:span text:style-name="T164"/></text:span></text:p>
      <text:p text:style-name="P55"><text:span text:style-name="T20">Fill in the </text:span><text:span text:style-name="Strong_20_Emphasis"><text:span text:style-name="T269"><text:s/></text:span></text:span><text:span text:style-name="Strong_20_Emphasis"><text:span text:style-name="T270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60"><text:span text:style-name="Definition"><text:span text:style-name="T283">user</text:span></text:span><text:span text:style-name="T226"><text:tab/><text:tab/></text:span><text:span text:style-name="T225"> <text:tab/><text:tab/><text:tab/> </text:span><text:span text:style-name="T227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34">ull </text:span><text:span text:style-name="T220">na</text:span><text:span text:style-name="T221">me,</text:span><text:span text:style-name="T220"> </text:span><text:span text:style-name="T221">e.g.</text:span><text:span text:style-name="T220"> </text:span><text:span text:style-name="T222">J</text:span><text:span text:style-name="T237">oh</text:span><text:span text:style-name="T222">n </text:span><text:span text:style-name="T224">Doe</text:span><text:span text:style-name="T236">]</text:span></text:p>
      <text:p text:style-name="P100"><text:span text:style-name="Definition"><text:span text:style-name="T219">USER</text:span></text:span><text:span text:style-name="Definition"><text:span text:style-name="T282">na</text:span></text:span><text:span text:style-name="Definition"><text:span text:style-name="T284">me</text:span></text:span><text:span text:style-name="T218"><text:tab/><text:tab/><text:tab/> </text:span><text:span text:style-name="T218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5">oh</text:span><text:span text:style-name="T173">n</text:span><text:span text:style-name="T174">]</text:span></text:p>
      <text:p text:style-name="P60"><text:span text:style-name="Definition"><text:span text:style-name="T282">COMPUTERNA</text:span></text:span><text:span text:style-name="Definition"><text:span text:style-name="T284">me</text:span></text:span><text:span text:style-name="T238"><text:tab/> </text:span><text:span text:style-name="T282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82"><text:s text:c="2"/></text:span><text:span text:style-name="T241">[</text:span><text:span text:style-name="T245">N</text:span><text:span text:style-name="T239">a</text:span><text:span text:style-name="T242">me of the</text:span><text:span text:style-name="T239"> compute</text:span><text:span text:style-name="T240">r, </text:span><text:span text:style-name="T242">e.g.</text:span><text:span text:style-name="T243"> </text:span><text:span text:style-name="T244">pc02</text:span><text:span text:style-name="T241">]</text:span></text:p>
      <text:p text:style-name="P60"><text:span text:style-name="Definition"><text:span text:style-name="T247">USER</text:span></text:span><text:span text:style-name="T246"><text:tab/><text:tab/></text:span><text:span text:style-name="T225"> <text:tab/><text:tab/><text:tab/> </text:span><text:span text:style-name="T227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29">ull </text:span><text:span text:style-name="T230">na</text:span><text:span text:style-name="T231">me</text:span><text:span text:style-name="T230"> possibly </text:span><text:span text:style-name="T235">2</text:span><text:span text:style-name="T260">nd</text:span><text:span text:style-name="T235"> </text:span><text:span text:style-name="T232">user</text:span><text:span text:style-name="T223">]</text:span></text:p>
      <text:p text:style-name="P100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54"><text:tab/><text:tab/><text:tab/> </text:span></text:span><text:span text:style-name="T254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54"><text:s text:c="2"/></text:span><text:span text:style-name="T251">[</text:span><text:span text:style-name="T253">U</text:span><text:span text:style-name="T252">ser</text:span><text:span text:style-name="T250"> 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60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6">.</text:span></text:p>
      <text:p text:style-name="P7"/>
      <text:p text:style-name="P7"/>
      <text:p text:style-name="P59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</text:span></text:span><text:span text:style-name="Strong_20_Emphasis"><text:span text:style-name="T187">transfer</text:span></text:span><text:span text:style-name="T178"> o</text:span><text:span text:style-name="T181">n</text:span><text:span text:style-name="T17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4"><text:span text:style-name="T274">New installation?</text:span><text:span text:style-name="T276"><text:tab/></text:span><text:span text:style-name="T277"></text:span><text:span text:style-name="T278"><text:tab/>Start at chapter </text:span><text:span text:style-name="T275"><text:bookmark-ref text:reference-format="page" text:ref-name="__RefNumPara__4009_12717081281">2</text:bookmark-ref></text:span><text:span text:style-name="T275"><text:s text:c="2"/></text:span><text:span text:style-name="T275"><text:bookmark-ref text:reference-format="text" text:ref-name="__RefNumPara__4009_12717081281">Perform installation</text:bookmark-ref></text:span><text:span text:style-name="T279">.</text:span></text:p>
      <text:p text:style-name="P56"/>
      <text:p text:style-name="P58"><text:span text:style-name="Strong_20_Emphasis"><text:span text:style-name="T33"/></text:span></text:p>
      <text:list xml:id="list633459718" text:style-name="L1">
        <text:list-item>
          <text:p text:style-name="P104"><text:bookmark-start text:name="__RefNumPara__4083_1271708128"/>Prepar<text:span text:style-name="T290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7">Login any additional </text:span></text:span><text:span text:style-name="Definition"><text:span text:style-name="T264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9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8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4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50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7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45056152867347" text:continue-numbering="true" text:style-name="L1">
        <text:list-item>
          <text:p text:style-name="P103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7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90">Boot the computer from</text:span><text:span text:style-name="T192"><text:note text:id="ftn5" text:note-class="footnote"><text:note-citation>1</text:note-citation><text:note-body><text:p text:style-name="P99"><text:span text:style-name="T121">Boot menu/Setup via one of the </text:span><text:span text:style-name="T122">f</text:span><text:span text:style-name="T121">requently used keys:</text:span> <text:span text:style-name="T289">Esc</text:span><text:span text:style-name="T282">, </text:span><text:span text:style-name="T289">Delete</text:span><text:span text:style-name="T282">, </text:span><text:span text:style-name="T289">F1</text:span><text:span text:style-name="T282">, </text:span><text:span text:style-name="T289">F2</text:span><text:span text:style-name="T282">, </text:span><text:span text:style-name="T289">F9</text:span><text:span text:style-name="T282">, </text:span><text:span text:style-name="T289">F10</text:span><text:span text:style-name="T282">, </text:span><text:span text:style-name="T289">F11</text:span><text:span text:style-name="T282">, </text:span><text:span text:style-name="T286">or </text:span><text:span text:style-name="T289">F12</text:span><text:span text:style-name="T282">.</text:span></text:p></text:note-body></text:note></text:span><text:span text:style-name="T190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T171">LTS</text:span><text:span text:style-name="Strong_20_Emphasis"><text:span text:style-name="T167">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1">Live</text:span><text:span text:style-name="T103"><text:note text:id="ftn6" text:note-class="footnote"><text:note-citation>2</text:note-citation><text:note-body><text:p text:style-name="P8"><text:span text:style-name="T262">From a Live USB stick you can boot and work with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62">without modifying any files on the hard drive and also allows installation of </text:span><text:span text:style-name="Strong_20_Emphasis"><text:span text:style-name="T195"><text:user-field-get text:name="Distro">Debian</text:user-field-get></text:span></text:span><text:span text:style-name="Strong_20_Emphasis"><text:span text:style-name="T195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8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5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6">karelzimmer.nl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3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8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8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91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4">At</text:span> <text:span text:style-name="T291">Regio</text:span><text:span text:style-name="T293">n</text:span> <text:span text:style-name="T294">choose</text:span> <text:span text:style-name="T291">Europ</text:span><text:span text:style-name="T292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45057873878037" text:continue-numbering="true" text:style-name="L1">
        <text:list-item>
          <text:p text:style-name="P106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1"><draw:control text:anchor-type="as-char" draw:z-index="26" draw:name="Vorm13_ 5" draw:style-name="gr1" draw:text-style-name="P10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1">Add any additional </text:span></text:span><text:span text:style-name="Strong_20_Emphasis"><text:span text:style-name="T161">user</text:span></text:span><text:span text:style-name="Strong_20_Emphasis"><text:span text:style-name="T15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1"> </text:span></text:span><text:span text:style-name="Strong_20_Emphasis"><text:span text:style-name="T157">use</text:span></text:span><text:span text:style-name="Strong_20_Emphasis"><text:span text:style-name="T158">r</text:span></text:span><text:span text:style-name="Strong_20_Emphasis"><text:span text:style-name="T151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9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51"> </text:span></text:span><text:span text:style-name="Strong_20_Emphasis"><text:span text:style-name="T155">if needed)</text:span></text:span><text:span text:style-name="Strong_20_Emphasis"><text:span text:style-name="T151"> and click behind </text:span></text:span><text:span text:style-name="Strong_20_Emphasis"><text:span text:style-name="T158">Settings</text:span></text:span><text:span text:style-name="Strong_20_Emphasis"><text:span text:style-name="T151"> on </text:span></text:span><text:span text:style-name="Strong_20_Emphasis"><text:span text:style-name="T158">Users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Unlock</text:span></text:span><text:span text:style-name="Strong_20_Emphasis"><text:span text:style-name="T15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Add</text:span></text:span><text:span text:style-name="Strong_20_Emphasis"><text:span text:style-name="T151"> </text:span></text:span><text:span text:style-name="Strong_20_Emphasis"><text:span text:style-name="T158">User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hoose </text:span></text:span><text:span text:style-name="Strong_20_Emphasis"><text:span text:style-name="T158">Account Type</text:span></text:span><text:span text:style-name="Strong_20_Emphasis"><text:span text:style-name="T151">, </text:span></text:span><text:span text:style-name="Strong_20_Emphasis"><text:span text:style-name="T158">Standard</text:span></text:span><text:span text:style-name="Strong_20_Emphasis"><text:span text:style-name="T151"> or </text:span></text:span><text:span text:style-name="Strong_20_Emphasis"><text:span text:style-name="T158">Admin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Enter</text:span></text:span><text:span text:style-name="Strong_20_Emphasis"><text:span text:style-name="T151"> </text:span></text:span><text:span text:style-name="Strong_20_Emphasis"><text:span text:style-name="T159">Name</text:span></text:span><text:span text:style-name="Strong_20_Emphasis"><text:span text:style-name="T153"> </text:span></text:span><text:span text:style-name="Strong_20_Emphasis"><text:span text:style-name="T162">user</text:span></text:span><text:span text:style-name="Strong_20_Emphasis"><text:span text:style-name="T153"> </text:span></text:span><text:span text:style-name="Strong_20_Emphasis"><text:span text:style-name="T152">and</text:span></text:span><text:span text:style-name="Strong_20_Emphasis"><text:span text:style-name="T153"> </text:span></text:span><text:span text:style-name="Strong_20_Emphasis"><text:span text:style-name="T159">Username</text:span></text:span><text:span text:style-name="Strong_20_Emphasis"><text:span text:style-name="T153"> </text:span></text:span><text:span text:style-name="Strong_20_Emphasis"><text:span text:style-name="T163">username</text:span></text:span><text:span text:style-name="Strong_20_Emphasis"><text:span text:style-name="T153">, </text:span></text:span><text:span text:style-name="Strong_20_Emphasis"><text:span text:style-name="T154">and click </text:span></text:span><text:span text:style-name="Strong_20_Emphasis"><text:span text:style-name="T160">Add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ose the </text:span></text:span><text:span text:style-name="Strong_20_Emphasis"><text:span text:style-name="T158">Users</text:span></text:span><text:span text:style-name="Strong_20_Emphasis"><text:span text:style-name="T151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27" draw:name="Vorm4_ 4" draw:style-name="gr1" draw:text-style-name="P108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8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1" office:value-type="string">
            <text:p text:style-name="P79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2" office:value-type="string">
            <text:p text:style-name="P79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3" office:value-type="string">
            <text:p text:style-name="P79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4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7" office:value-type="string">
            <text:p text:style-name="P101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5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6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9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45057955351018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67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9">Login any additional </text:span></text:span><text:span text:style-name="Definition"><text:span text:style-name="T263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5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6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71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1"/>
      <text:p text:style-name="P61"><text:span text:style-name="Emphasis"><text:span text:style-name="T272">Written</text:span></text:span><text:span text:style-name="Emphasis"><text:span text:style-name="T271"> </text:span></text:span><text:span text:style-name="Emphasis"><text:span text:style-name="T272">by</text:span></text:span><text:span text:style-name="Emphasis"><text:span text:style-name="T27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73">.</text:span></text:span></text:p>
      <text:p text:style-name="P107"><text:span text:style-name="Emphasis"><text:span text:style-name="T280">C</text:span></text:span><text:span text:style-name="Emphasis"><text:span text:style-name="T281">C0</text:span></text:span><text:span text:style-name="Emphasis"><text:span text:style-name="T273"> 1.0 license</text:span></text:span><text:span text:style-name="Emphasis"><text:span text:style-name="T295"> </text:span></text:span><text:span text:style-name="Emphasis"><text:span text:style-name="T2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15T14:50:55.745292012">15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0:55.606228764</dc:date>
    <meta:keyword>Installatie</meta:keyword>
    <meta:keyword>Checklist</meta:keyword>
    <meta:keyword>Linux</meta:keyword>
    <meta:editing-cycles>6958</meta:editing-cycles>
    <meta:editing-duration>P12DT8H38M3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7" meta:word-count="689" meta:character-count="4245" meta:non-whitespace-character-count="3601"/>
    <meta:user-defined meta:name="Info 1"/>
    <meta:user-defined meta:name="Info 2"/>
    <meta:user-defined meta:name="Info 3"/>
    <meta:user-defined meta:name="Info 4"/>
  </office:meta>
</office:document-meta>
</file>